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901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6.175cm" svg:height="0.963cm" svg:x="3.306cm" svg:y="0.287cm">
          <draw:text-box>
            <text:p text:style-name="P1">Screen-Object class</text:p>
          </draw:text-box>
        </draw:frame>
        <draw:frame draw:style-name="gr2" draw:text-style-name="P1" draw:layer="layout" svg:width="13.401cm" svg:height="0.963cm" svg:x="0.099cm" svg:y="2.359cm">
          <draw:text-box>
            <text:p text:style-name="P1"><text:s/>Icon class <text:s text:c="5"/>Window class <text:s text:c="5"/>Bitmap class</text:p>
          </draw:text-box>
        </draw:frame>
        <draw:line draw:style-name="gr3" draw:text-style-name="P2" draw:layer="layout" svg:x1="2.638cm" svg:y1="1.783cm" svg:x2="10.288cm" svg:y2="1.783cm">
          <text:p text:style-name="P1"/>
        </draw:line>
        <draw:line draw:style-name="gr3" draw:text-style-name="P2" draw:layer="layout" svg:x1="2.61cm" svg:y1="1.74cm" svg:x2="2.61cm" svg:y2="2.46cm">
          <text:p text:style-name="P1"/>
        </draw:line>
        <draw:line draw:style-name="gr3" draw:text-style-name="P2" draw:layer="layout" svg:x1="10.34cm" svg:y1="1.74cm" svg:x2="10.34cm" svg:y2="2.46cm">
          <text:p text:style-name="P1"/>
        </draw:line>
        <draw:line draw:style-name="gr3" draw:text-style-name="P2" draw:layer="layout" svg:x1="6.448cm" svg:y1="1.211cm" svg:x2="6.448cm" svg:y2="2.507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5cm" fo:page-height="3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9-02-05T05:22:23</meta:creation-date>
    <dc:creator>Jon Wolfers</dc:creator>
    <dc:date>2009-02-08T07:03:21</dc:date>
    <dc:language>en-US</dc:language>
    <meta:editing-cycles>4</meta:editing-cycles>
    <meta:editing-duration>PT17M29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